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4">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January 11, 2011</text:modification-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6">Summary<text:tab/>1</text:p>
          <text:p text:style-name="P16">1 Introduction<text:tab/>4</text:p>
          <text:p text:style-name="P16">2 Environment and Modules<text:tab/>4</text:p>
          <text:p text:style-name="P16">3 Types and Scopes<text:tab/>5</text:p>
          <text:p text:style-name="P17">3.1 The 'local' keyword<text:tab/>6</text:p>
          <text:p text:style-name="P17">3.2 'Built-in' functions<text:tab/>6</text:p>
          <text:p text:style-name="P16">4 Language Specification<text:tab/>7</text:p>
          <text:p text:style-name="P17">4.1 Lexical conventions<text:tab/>7</text:p>
          <text:p text:style-name="P17">4.2 Statements<text:tab/>7</text:p>
          <text:p text:style-name="P18">4.2.1 Compound statements<text:tab/>7</text:p>
          <text:p text:style-name="P18">4.2.2 Assignment statements<text:tab/>7</text:p>
          <text:p text:style-name="P18">4.2.3 Control structures<text:tab/>8</text:p>
          <text:p text:style-name="P18">4.2.4 Function calls as statements<text:tab/>8</text:p>
          <text:p text:style-name="P17">4.3 Expressions<text:tab/>8</text:p>
          <text:p text:style-name="P18">4.3.1 Basic expressions<text:tab/>8</text:p>
          <text:p text:style-name="P18">4.3.2 Arithmetic expressions<text:tab/>9</text:p>
          <text:p text:style-name="P18">4.3.3 Logical expressions<text:tab/>9</text:p>
          <text:p text:style-name="P18">4.3.4 Collection constructors<text:tab/>9</text:p>
          <text:p text:style-name="P18">4.3.5 Collection indexers<text:tab/>9</text:p>
          <text:p text:style-name="P19">4.3.5.1 Slice notation<text:tab/>10</text:p>
          <text:p text:style-name="P18">4.3.6 Function calls<text:tab/>10</text:p>
          <text:p text:style-name="P18">4.3.7 Instance constructors<text:tab/>10</text:p>
          <text:p text:style-name="P17">4.4 Function definitions<text:tab/>11</text:p>
          <text:p text:style-name="P17">4.5 Class definitions<text:tab/>11</text:p>
          <text:p text:style-name="P16">5 Classes and instances<text:tab/>12</text:p>
          <text:p text:style-name="P17">5.1 Basic structure<text:tab/>12</text:p>
          <text:p text:style-name="P17">5.2 Inheritance<text:tab/>12</text:p>
          <text:p text:style-name="P17">5.3 Construction and the 'new' method<text:tab/>12</text:p>
          <text:p text:style-name="P17">5.4 Destruction and the 'delete' method<text:tab/>13</text:p>
          <text:p text:style-name="P17">5.5 Methods and the 'self' parameter<text:tab/>13</text:p>
          <text:p text:style-name="P17">5.6 Special methods<text:tab/>13</text:p>
          <text:p text:style-name="P18">5.6.1 The 'enumeration interface'<text:tab/>13</text:p>
          <text:p text:style-name="P18">5.6.2 'repr' and 'str'<text:tab/>14</text:p>
          <text:p text:style-name="P16">6 Built-in functions, methods and modules<text:tab/>15</text:p>
          <text:p text:style-name="P17">6.1 Built-in functions<text:tab/>15</text:p>
          <text:p text:style-name="P17">6.2 Map built-in methods<text:tab/>18</text:p>
          <text:p text:style-name="P17">6.3 Vector built-in methods<text:tab/>19</text:p>
          <text:p text:style-name="P17">6.4 String built-in methods<text:tab/>22</text:p>
          <text:p text:style-name="P17">6.5 Built-in module bit<text:tab/>25</text:p>
          <text:p text:style-name="P17">6.6 Built-in module math<text:tab/>26</text:p>
          <text:p text:style-name="P17">6.7 Built-in module os<text:tab/>27</text:p>
          <text:p text:style-name="P17">6.8 Built-in module _re<text:tab/>29</text:p>
          <text:p text:style-name="P16">7 Provided modules<text:tab/>30</text:p>
          <text:p text:style-name="P17">7.1 Module re<text:tab/>31</text:p>
          <text:p text:style-name="P17"><text:soft-page-break/>7.2 Module glob<text:tab/>31</text:p>
          <text:p text:style-name="P16">8 Sample deva code<text:tab/>32</text:p>
          <text:p text:style-name="P17">8.1 bubble sort<text:tab/>32</text:p>
          <text:p text:style-name="P17">8.2 default parameters<text:tab/>33</text:p>
          <text:p text:style-name="P17">8.3 import<text:tab/>33</text:p>
          <text:p text:style-name="P17">8.4 eval – running code dynamically<text:tab/>34</text:p>
          <text:p text:style-name="P17">8.5 Classes, instances, constructors and inheritance<text:tab/>34</text:p>
          <text:p text:style-name="P17">8.6 Factorial examples<text:tab/>35</text:p>
          <text:p text:style-name="P16">9 Embedding deva<text:tab/>36</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6" text:outline-level="4">4.2.4 Function calls as statements</text:h>
      <text:p text:style-name="P6">Function call expressions like 'foo();' can stand alone as statements, as they have potential side effects. Any return value is lost.</text:p>
      <text:h text:style-name="P27" text:outline-level="3">4.3 Expressions</text:h>
      <text:h text:style-name="P26"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6"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6"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6"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6"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6"> side of an assignment. (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6"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6" text:outline-level="4"><text:soft-page-break/>4.3.7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text:soft-page-break/></text:p>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text:soft-page-break/></text:p>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text:soft-page-break/>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importmodule( module_name )</text:p>
      <text:p text:style-name="Text_20_body_20_with_20_1st_20_line_20_indent">Imports the module 'module_name'. (The “import” statement calls this functio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text:soft-page-break/>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text:soft-page-break/>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text:soft-page-break/>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text:soft-page-break/>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text:soft-page-break/>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text:soft-page-break/>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text:soft-page-break/>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text:soft-page-break/>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text:soft-page-break/>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text:soft-page-break/>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text:soft-page-break/>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4" text:outline-level="2">8 Sample deva code</text:h>
      <text:h text:style-name="P28"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soft-page-break/><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text:soft-page-break/>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text:soft-page-break/>#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soft-page-break/>}</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text:soft-page-break/>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1-11T22:33:41</dc:date>
    <meta:editing-duration>PT276H07M42S</meta:editing-duration>
    <meta:editing-cycles>108</meta:editing-cycles>
    <meta:generator>OpenOffice.org/3.2$Linux OpenOffice.org_project/320m12$Build-9483</meta:generator>
    <meta:document-statistic meta:table-count="0" meta:image-count="0" meta:object-count="0" meta:page-count="37" meta:paragraph-count="788" meta:word-count="9931" meta:character-count="57284"/>
    <meta:user-defined meta:name="Info 1"/>
    <meta:user-defined meta:name="Info 2"/>
    <meta:user-defined meta:name="Info 3"/>
    <meta:user-defined meta:name="Info 4"/>
  </office:meta>
</office:document-meta>
</file>